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1.524cm" svg:x="3.556cm" svg:y="1.016cm">
          <text:p text:style-name="P1">Element A</text:p>
        </draw:rect>
        <draw:rect draw:style-name="gr1" draw:text-style-name="P2" draw:layer="layout" svg:width="4.064cm" svg:height="0.508cm" svg:x="3.556cm" svg:y="2.54cm">
          <text:p text:style-name="P2"><text:span text:style-name="T1">Output label</text:span></text:p>
        </draw:rect>
        <draw:rect draw:style-name="gr1" draw:text-style-name="P2" draw:layer="layout" svg:width="4.064cm" svg:height="0.508cm" svg:x="3.556cm" svg:y="0.508cm">
          <text:p text:style-name="P2"><text:span text:style-name="T1">Input label</text:span></text:p>
        </draw:rect>
        <draw:rect draw:style-name="gr1" draw:text-style-name="P1" draw:layer="layout" svg:width="4.064cm" svg:height="1.524cm" svg:x="1.016cm" svg:y="6.096cm">
          <text:p text:style-name="P1">Element B</text:p>
        </draw:rect>
        <draw:rect draw:style-name="gr1" draw:text-style-name="P2" draw:layer="layout" svg:width="4.064cm" svg:height="0.508cm" svg:x="1.016cm" svg:y="7.62cm">
          <text:p text:style-name="P2"><text:span text:style-name="T1">Output label</text:span></text:p>
        </draw:rect>
        <draw:rect draw:style-name="gr1" draw:text-style-name="P2" draw:layer="layout" svg:width="4.064cm" svg:height="0.508cm" svg:x="1.016cm" svg:y="5.588cm">
          <text:p text:style-name="P2"><text:span text:style-name="T1">Input label</text:span></text:p>
        </draw:rect>
        <draw:rect draw:style-name="gr1" draw:text-style-name="P1" draw:layer="layout" svg:width="4.064cm" svg:height="1.524cm" svg:x="6.096cm" svg:y="6.096cm">
          <text:p text:style-name="P1">Element C</text:p>
        </draw:rect>
        <draw:rect draw:style-name="gr1" draw:text-style-name="P2" draw:layer="layout" svg:width="4.064cm" svg:height="0.508cm" svg:x="6.096cm" svg:y="7.62cm">
          <text:p text:style-name="P2"><text:span text:style-name="T1">Output label</text:span></text:p>
        </draw:rect>
        <draw:rect draw:style-name="gr1" draw:text-style-name="P2" draw:layer="layout" svg:width="4.064cm" svg:height="0.508cm" svg:x="6.096cm" svg:y="5.588cm">
          <text:p text:style-name="P2"><text:span text:style-name="T1">Input label</text:span></text:p>
        </draw:rect>
        <draw:line draw:style-name="gr2" draw:text-style-name="P1" draw:layer="layout" svg:x1="5.588cm" svg:y1="3.048cm" svg:x2="3.048cm" svg:y2="5.588cm">
          <text:p/>
        </draw:line>
        <draw:line draw:style-name="gr2" draw:text-style-name="P1" draw:layer="layout" svg:x1="5.588cm" svg:y1="3.048cm" svg:x2="8.128cm" svg:y2="5.588cm">
          <text:p/>
        </draw:line>
        <draw:frame draw:style-name="gr3" draw:text-style-name="P3" draw:layer="layout" svg:width="3.302cm" svg:height="1.012cm" svg:x="6.858cm" svg:y="3.81cm">
          <draw:text-box>
            <text:p text:style-name="P3"><text:span text:style-name="T2">chai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3-25T03:04:10</meta:creation-date>
    <dc:date>2012-06-06T20:14:05</dc:date>
    <dc:creator>Sergey Babkin</dc:creator>
    <meta:editing-duration>PT91H03M46S</meta:editing-duration>
    <meta:editing-cycles>5</meta:editing-cycles>
    <meta:generator>OpenOffice.org/3.1$Unix OpenOffice.org_project/310m19$Build-9420</meta:generator>
    <meta:document-statistic meta:object-count="12"/>
  </office:meta>
</office:document-meta>
</file>